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4.953cm" style:rel-column-width="19093*"/>
    </style:style>
    <style:style style:name="Table1.C" style:family="table-column">
      <style:table-column-properties style:column-width="7.798cm" style:rel-column-width="30062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57" style:family="table-row">
      <style:table-row-properties style:min-row-height="1.173cm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justify" style:justify-single-word="false" fo:orphans="2" fo:widows="2" fo:text-indent="0cm" style:auto-text-indent="false" fo:padding="0cm" fo:border="none"/>
      <style:text-properties officeooo:paragraph-rsid="0013df31"/>
    </style:style>
    <style:style style:name="P2" style:family="paragraph" style:parent-style-name="Table_20_Contents">
      <style:paragraph-properties fo:text-align="center" style:justify-single-word="false"/>
      <style:text-properties fo:font-size="13.5pt" fo:font-weight="bold" officeooo:rsid="00031e66" officeooo:paragraph-rsid="00031e66" style:font-size-asian="13.5pt" style:font-weight-asian="bold" style:font-size-complex="13.5pt" style:font-weight-complex="bold"/>
    </style:style>
    <style:style style:name="P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1763" officeooo:paragraph-rsid="00051763"/>
    </style:style>
    <style:style style:name="P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fo:font-style="italic" officeooo:rsid="00051763" officeooo:paragraph-rsid="00051763" style:font-style-asian="italic" style:font-style-complex="italic"/>
    </style:style>
    <style:style style:name="P5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dd12" officeooo:paragraph-rsid="0005dd12"/>
    </style:style>
    <style:style style:name="P6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5f29f"/>
    </style:style>
    <style:style style:name="P7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77e2e"/>
    </style:style>
    <style:style style:name="P8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8581b"/>
    </style:style>
    <style:style style:name="P9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90770"/>
    </style:style>
    <style:style style:name="P10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a03e2"/>
    </style:style>
    <style:style style:name="P1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abb31"/>
    </style:style>
    <style:style style:name="P12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5f29f"/>
    </style:style>
    <style:style style:name="P1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77e2e" officeooo:paragraph-rsid="00077e2e"/>
    </style:style>
    <style:style style:name="P1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8581b" officeooo:paragraph-rsid="0008581b"/>
    </style:style>
    <style:style style:name="P15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8581b"/>
    </style:style>
    <style:style style:name="P16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90770" officeooo:paragraph-rsid="00090770"/>
    </style:style>
    <style:style style:name="P17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90770"/>
    </style:style>
    <style:style style:name="P18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a03e2"/>
    </style:style>
    <style:style style:name="P19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abb31" officeooo:paragraph-rsid="000abb31"/>
    </style:style>
    <style:style style:name="P20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b69db" officeooo:paragraph-rsid="000b69db"/>
    </style:style>
    <style:style style:name="P2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c6c2a" officeooo:paragraph-rsid="000c6c2a"/>
    </style:style>
    <style:style style:name="P22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ecc30" officeooo:paragraph-rsid="000ecc30"/>
    </style:style>
    <style:style style:name="P2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ecc30"/>
    </style:style>
    <style:style style:name="P2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ff71f" officeooo:paragraph-rsid="000ff71f"/>
    </style:style>
    <style:style style:name="P25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16654" officeooo:paragraph-rsid="00116654"/>
    </style:style>
    <style:style style:name="P26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25a6c" officeooo:paragraph-rsid="00125a6c"/>
    </style:style>
    <style:style style:name="P27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25a6c" officeooo:paragraph-rsid="0013df31"/>
    </style:style>
    <style:style style:name="P28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3df31" officeooo:paragraph-rsid="0013df31"/>
    </style:style>
    <style:style style:name="P29" style:family="paragraph" style:parent-style-name="Table_20_Contents">
      <loext:graphic-properties draw:fill="none"/>
      <style:paragraph-properties fo:margin-left="0.3cm" fo:margin-right="0cm" fo:text-align="justify" style:justify-single-word="false" fo:text-indent="0cm" style:auto-text-indent="false" fo:background-color="transparent" text:number-lines="false" text:line-number="0"/>
      <style:text-properties officeooo:rsid="0013df31" officeooo:paragraph-rsid="0013df31"/>
    </style:style>
    <style:style style:name="P30" style:family="paragraph" style:parent-style-name="Table_20_Contents">
      <loext:graphic-properties draw:fill="none"/>
      <style:paragraph-properties fo:margin-left="0.3cm" fo:margin-right="0cm" fo:text-align="justify" style:justify-single-word="false" fo:text-indent="0cm" style:auto-text-indent="false" fo:background-color="transparent" text:number-lines="false" text:line-number="0"/>
      <style:text-properties officeooo:paragraph-rsid="0013df31"/>
    </style:style>
    <style:style style:name="P3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3e2f1" officeooo:paragraph-rsid="0013e2f1"/>
    </style:style>
    <style:style style:name="P32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4d913" officeooo:paragraph-rsid="0014d913"/>
    </style:style>
    <style:style style:name="P3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59c44" officeooo:paragraph-rsid="00159c44"/>
    </style:style>
    <style:style style:name="P3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6b97b" officeooo:paragraph-rsid="0016b97b"/>
    </style:style>
    <style:style style:name="P35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</style:style>
    <style:style style:name="P36" style:family="paragraph" style:parent-style-name="Table_20_Contents">
      <loext:graphic-properties draw:fill="none"/>
      <style:paragraph-properties fo:margin-left="0.4cm" fo:margin-right="0cm" fo:text-indent="0cm" style:auto-text-indent="false" fo:background-color="transparent" text:number-lines="false" text:line-number="0"/>
      <style:text-properties officeooo:rsid="000b69db" officeooo:paragraph-rsid="000b69db"/>
    </style:style>
    <style:style style:name="P37" style:family="paragraph" style:parent-style-name="Text_20_body" style:master-page-name="">
      <style:paragraph-properties fo:text-align="center" style:justify-single-word="false" style:page-number="auto"/>
      <style:text-properties fo:font-size="15pt" fo:font-style="italic" style:text-underline-style="solid" style:text-underline-width="auto" style:text-underline-color="font-color" fo:font-weight="bold" officeooo:rsid="0017f2ed" officeooo:paragraph-rsid="0018e687" style:font-size-asian="15pt" style:font-style-asian="italic" style:font-weight-asian="bold" style:font-size-complex="15pt" style:font-style-complex="italic" style:font-weight-complex="bold"/>
    </style:style>
    <style:style style:name="P38" style:family="paragraph" style:parent-style-name="Table_20_Contents" style:list-style-name="L1">
      <loext:graphic-properties draw:fill="none"/>
      <style:paragraph-properties fo:margin-left="0.3cm" fo:margin-right="0cm" style:line-height-at-least="0.564cm" fo:text-indent="0cm" style:auto-text-indent="false" fo:background-color="transparent" text:number-lines="false" text:line-number="0">
        <style:tab-stops>
          <style:tab-stop style:position="0.635cm"/>
        </style:tab-stops>
      </style:paragraph-properties>
      <style:text-properties officeooo:rsid="00223be7" officeooo:paragraph-rsid="0014d913"/>
    </style:style>
    <style:style style:name="P39" style:family="paragraph" style:parent-style-name="Table_20_Contents" style:list-style-name="L1">
      <loext:graphic-properties draw:fill="none"/>
      <style:paragraph-properties fo:margin-left="0.3cm" fo:margin-right="0cm" style:line-height-at-least="0.564cm" fo:text-indent="0cm" style:auto-text-indent="false" fo:background-color="transparent" text:number-lines="false" text:line-number="0">
        <style:tab-stops>
          <style:tab-stop style:position="0.635cm"/>
        </style:tab-stops>
      </style:paragraph-properties>
      <style:text-properties officeooo:paragraph-rsid="0014d913"/>
    </style:style>
    <style:style style:name="P40" style:family="paragraph" style:parent-style-name="Table_20_Contents" style:list-style-name="L1">
      <loext:graphic-properties draw:fill="none"/>
      <style:paragraph-properties fo:margin-left="0.3cm" fo:margin-right="0cm" style:line-height-at-least="0.564cm" fo:text-indent="0cm" style:auto-text-indent="false" fo:background-color="transparent" text:number-lines="false" text:line-number="0">
        <style:tab-stops>
          <style:tab-stop style:position="0.635cm"/>
        </style:tab-stops>
      </style:paragraph-properties>
      <style:text-properties officeooo:rsid="002d8f90" officeooo:paragraph-rsid="0014d913"/>
    </style:style>
    <style:style style:name="P41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6b97b" officeooo:paragraph-rsid="0016b97b"/>
    </style:style>
    <style:style style:name="P42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05f29f" officeooo:paragraph-rsid="0005f29f"/>
    </style:style>
    <style:style style:name="P4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rsid="001b343a" officeooo:paragraph-rsid="001b343a"/>
    </style:style>
    <style:style style:name="P4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1b343a"/>
    </style:style>
    <style:style style:name="P45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/>
      <style:text-properties officeooo:paragraph-rsid="000c6c2a"/>
    </style:style>
    <style:style style:name="T1" style:family="text">
      <style:text-properties officeooo:rsid="00051763"/>
    </style:style>
    <style:style style:name="T2" style:family="text">
      <style:text-properties officeooo:rsid="0005dd12"/>
    </style:style>
    <style:style style:name="T3" style:family="text">
      <style:text-properties officeooo:rsid="0005f29f"/>
    </style:style>
    <style:style style:name="T4" style:family="text">
      <style:text-properties officeooo:rsid="00077e2e"/>
    </style:style>
    <style:style style:name="T5" style:family="text">
      <style:text-properties officeooo:rsid="0008581b"/>
    </style:style>
    <style:style style:name="T6" style:family="text">
      <style:text-properties officeooo:rsid="00090770"/>
    </style:style>
    <style:style style:name="T7" style:family="text">
      <style:text-properties officeooo:rsid="000a03e2"/>
    </style:style>
    <style:style style:name="T8" style:family="text">
      <style:text-properties officeooo:rsid="000abb31"/>
    </style:style>
    <style:style style:name="T9" style:family="text">
      <style:text-properties officeooo:rsid="000b69db"/>
    </style:style>
    <style:style style:name="T10" style:family="text">
      <style:text-properties officeooo:rsid="000ecc30"/>
    </style:style>
    <style:style style:name="T11" style:family="text">
      <style:text-properties officeooo:rsid="000ff71f"/>
    </style:style>
    <style:style style:name="T12" style:family="text">
      <style:text-properties officeooo:rsid="0026cf4c"/>
    </style:style>
    <style:style style:name="T13" style:family="text">
      <style:text-properties officeooo:rsid="0013df31"/>
    </style:style>
    <style:style style:name="T14" style:family="text">
      <style:text-properties fo:font-variant="normal" fo:text-transform="none" style:font-name="inherit" fo:font-size="9.75pt" fo:letter-spacing="normal" fo:font-style="normal" fo:font-weight="normal" officeooo:rsid="0026cf4c" fo:background-color="transparent" loext:char-shading-value="0" loext:padding="0cm" loext:border="none"/>
    </style:style>
    <style:style style:name="T15" style:family="text">
      <style:text-properties fo:font-variant="normal" fo:text-transform="none" style:font-name="inherit" fo:font-size="9.75pt" fo:letter-spacing="normal" fo:font-style="normal" fo:font-weight="normal" officeooo:rsid="0013df31" fo:background-color="transparent" loext:char-shading-value="0" loext:padding="0cm" loext:border="none"/>
    </style:style>
    <style:style style:name="T16" style:family="text">
      <style:text-properties officeooo:rsid="002d8f90"/>
    </style:style>
    <style:style style:name="T17" style:family="text">
      <style:text-properties officeooo:rsid="00223be7"/>
    </style:style>
    <style:style style:name="T18" style:family="text">
      <style:text-properties officeooo:rsid="001b343a"/>
    </style:style>
    <style:style style:name="T19" style:family="text">
      <style:text-properties officeooo:rsid="001ded5a"/>
    </style:style>
    <style:style style:name="T20" style:family="text">
      <style:text-properties officeooo:rsid="000c6c2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DB Commands For Emul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21847056880">
          <table:table-cell table:style-name="Table1.A1" office:value-type="string">
            <text:p text:style-name="P2">Purpose</text:p>
          </table:table-cell>
          <table:table-cell table:style-name="Table1.A1" office:value-type="string">
            <text:p text:style-name="P2">Command</text:p>
          </table:table-cell>
          <table:table-cell table:style-name="Table1.C1" office:value-type="string">
            <text:p text:style-name="P2">Result <text:span text:style-name="T2">and Conclusion</text:span></text:p>
          </table:table-cell>
        </table:table-row>
        <table:table-row table:style-name="TableLine94821847362688">
          <table:table-cell table:style-name="Table1.A2" office:value-type="string">
            <text:p text:style-name="P3">To list connected devices</text:p>
          </table:table-cell>
          <table:table-cell table:style-name="Table1.A2" office:value-type="string">
            <text:p text:style-name="P4">adb devices</text:p>
          </table:table-cell>
          <table:table-cell table:style-name="Table1.C2" office:value-type="string">
            <text:p text:style-name="P35"><text:span text:style-name="T1">Show l</text:span>ist of devices <text:span text:style-name="T1">with their id eg.</text:span></text:p>
            <text:p text:style-name="P35">emulator-5554<text:tab/>device</text:p>
          </table:table-cell>
        </table:table-row>
        <table:table-row table:style-name="TableLine94821847364288">
          <table:table-cell table:style-name="Table1.A2" office:value-type="string">
            <text:p text:style-name="P3">For get into device</text:p>
          </table:table-cell>
          <table:table-cell table:style-name="Table1.A2" office:value-type="string">
            <text:p text:style-name="P3">adb shell</text:p>
          </table:table-cell>
          <table:table-cell table:style-name="Table1.C2" office:value-type="string">
            <text:p text:style-name="P3">Go into device and then we dom’t have to use “adb shell” further</text:p>
          </table:table-cell>
        </table:table-row>
        <table:table-row table:style-name="TableLine94821847365088">
          <table:table-cell table:style-name="Table1.A2" office:value-type="string">
            <text:p text:style-name="P3">For log of device</text:p>
          </table:table-cell>
          <table:table-cell table:style-name="Table1.A2" office:value-type="string">
            <text:p text:style-name="P3">adb logcat</text:p>
          </table:table-cell>
          <table:table-cell table:style-name="Table1.C2" office:value-type="string">
            <text:p text:style-name="P3">Display all activities that are going on at that time</text:p>
          </table:table-cell>
        </table:table-row>
        <table:table-row table:style-name="TableLine94821847365936">
          <table:table-cell table:style-name="Table1.A2" office:value-type="string">
            <text:p text:style-name="P3">For list directories</text:p>
          </table:table-cell>
          <table:table-cell table:style-name="Table1.A2" office:value-type="string">
            <text:p text:style-name="P3">adb shell ls </text:p>
          </table:table-cell>
          <table:table-cell table:style-name="Table1.C2" office:value-type="string">
            <text:p text:style-name="P3">List all sirectories and file present at that location. We can also use some argument with ls command</text:p>
            <text:p text:style-name="P3">-a : list all files also hidden files</text:p>
            <text:p text:style-name="P3">-l : make a list of files</text:p>
            <text:p text:style-name="P3">-r : show all directories in revrse order (sorted)</text:p>
            <text:p text:style-name="P3">-t : sorted list according to <text:span text:style-name="T2">time of modification</text:span></text:p>
          </table:table-cell>
        </table:table-row>
        <table:table-row table:style-name="TableLine94821847366976">
          <table:table-cell table:style-name="Table1.A2" office:value-type="string">
            <text:p text:style-name="P5">For copy a file in device from system</text:p>
          </table:table-cell>
          <table:table-cell table:style-name="Table1.A2" office:value-type="string">
            <text:p text:style-name="P5">adb push &lt;source&gt;&lt;destination&gt;</text:p>
          </table:table-cell>
          <table:table-cell table:style-name="Table1.C2" office:value-type="string">
            <text:p text:style-name="P5">Copy a file from system to device at given Location </text:p>
          </table:table-cell>
        </table:table-row>
        <table:table-row table:style-name="TableLine94821847367888">
          <table:table-cell table:style-name="Table1.A2" office:value-type="string">
            <text:p text:style-name="P5">For copy from device to system</text:p>
          </table:table-cell>
          <table:table-cell table:style-name="Table1.A2" office:value-type="string">
            <text:p text:style-name="P5">adb pull &lt;source&gt;&lt;destination&gt;</text:p>
          </table:table-cell>
          <table:table-cell table:style-name="Table1.C2" office:value-type="string">
            <text:p text:style-name="P5">Copy a file from device to system at given Location </text:p>
          </table:table-cell>
        </table:table-row>
        <table:table-row table:style-name="TableLine94821847368848">
          <table:table-cell table:style-name="Table1.A2" office:value-type="string">
            <text:p text:style-name="P6">To go to Home in device </text:p>
          </table:table-cell>
          <table:table-cell table:style-name="Table1.A2" office:value-type="string">
            <text:p text:style-name="P6">adb shell input keyevent 3 <text:s/>&lt;KEYCODE_<text:span text:style-name="T4">HOME</text:span>&gt;</text:p>
          </table:table-cell>
          <table:table-cell table:style-name="Table1.C2" office:value-type="string">
            <text:p text:style-name="P6">Go to home screen/window</text:p>
          </table:table-cell>
        </table:table-row>
        <table:table-row table:style-name="TableLine94821847369808">
          <table:table-cell table:style-name="Table1.A2" office:value-type="string">
            <text:p text:style-name="P6">Perform back operation</text:p>
          </table:table-cell>
          <table:table-cell table:style-name="Table1.A2" office:value-type="string">
            <text:p text:style-name="P12"><text:span text:style-name="T3">adb shell input keyevent </text:span><text:span text:style-name="T4">4</text:span><text:span text:style-name="T3"> <text:s/>&lt;KEYCODE_</text:span><text:span text:style-name="T4">BACK</text:span><text:span text:style-name="T3">&gt;</text:span></text:p>
          </table:table-cell>
          <table:table-cell table:style-name="Table1.C2" office:value-type="string">
            <text:p text:style-name="P21">If we want to go back or want to use back button in our device</text:p>
          </table:table-cell>
        </table:table-row>
        <table:table-row table:style-name="TableLine94821847370688">
          <table:table-cell table:style-name="Table1.A2" office:value-type="string">
            <text:p text:style-name="P13">To Call </text:p>
          </table:table-cell>
          <table:table-cell table:style-name="Table1.A2" office:value-type="string">
            <text:p text:style-name="P7">adb shell input keyevent <text:span text:style-name="T4">5</text:span> <text:s/>&lt;KEYCODE_CALL&gt;</text:p>
          </table:table-cell>
          <table:table-cell table:style-name="Table1.C2" office:value-type="string">
            <text:p text:style-name="P21">It start dialer in our device</text:p>
          </table:table-cell>
        </table:table-row>
        <table:table-row table:style-name="TableLine94821847371648">
          <table:table-cell table:style-name="Table1.A2" office:value-type="string">
            <text:p text:style-name="P14">To End Call</text:p>
          </table:table-cell>
          <table:table-cell table:style-name="Table1.A2" office:value-type="string">
            <text:p text:style-name="P7">adb shell input keyevent <text:span text:style-name="T4">6</text:span> <text:s/>&lt;KEYCODE_ENDCALL&gt;</text:p>
          </table:table-cell>
          <table:table-cell table:style-name="Table1.C2" office:value-type="string">
            <text:p text:style-name="P21">It end a call if there is any call is going on</text:p>
          </table:table-cell>
        </table:table-row>
        <table:table-row table:style-name="TableLine94821847372608">
          <table:table-cell table:style-name="Table1.A2" office:value-type="string">
            <text:p text:style-name="P14">To write 0</text:p>
          </table:table-cell>
          <table:table-cell table:style-name="Table1.A2" office:value-type="string">
            <text:p text:style-name="P12"><text:span text:style-name="T3">adb shell input keyevent </text:span><text:span text:style-name="T4">7</text:span><text:span text:style-name="T3"> <text:s/>&lt;KEYCODE_</text:span><text:span text:style-name="T4">0</text:span><text:span text:style-name="T3">&gt;</text:span></text:p>
          </table:table-cell>
          <table:table-cell table:style-name="Table1.C2" office:value-type="string">
            <text:p text:style-name="P21">Type 0</text:p>
          </table:table-cell>
        </table:table-row>
        <table:table-row table:style-name="TableLine94821847373568">
          <table:table-cell table:style-name="Table1.A2" office:value-type="string">
            <text:p text:style-name="P14">To write 1</text:p>
          </table:table-cell>
          <table:table-cell table:style-name="Table1.A2" office:value-type="string">
            <text:p text:style-name="P12"><text:span text:style-name="T3">adb shell input keyevent </text:span><text:span text:style-name="T4">8</text:span><text:span text:style-name="T3"> <text:s/>&lt;KEYCODE_</text:span><text:span text:style-name="T4">1</text:span><text:span text:style-name="T3">&gt;</text:span></text:p>
          </table:table-cell>
          <table:table-cell table:style-name="Table1.C2" office:value-type="string">
            <text:p text:style-name="P21">Type 1</text:p>
          </table:table-cell>
        </table:table-row>
        <table:table-row table:style-name="TableLine94821847374528">
          <table:table-cell table:style-name="Table1.A2" office:value-type="string">
            <text:p text:style-name="P14">To write 2</text:p>
          </table:table-cell>
          <table:table-cell table:style-name="Table1.A2" office:value-type="string">
            <text:p text:style-name="P6">adb shell input keyevent <text:span text:style-name="T4">9</text:span> &lt;KEYCODE_<text:span text:style-name="T4">2</text:span>&gt;</text:p>
          </table:table-cell>
          <table:table-cell table:style-name="Table1.C2" office:value-type="string">
            <text:p text:style-name="P21">Type 2</text:p>
          </table:table-cell>
        </table:table-row>
        <table:table-row table:style-name="TableLine94821847375488">
          <table:table-cell table:style-name="Table1.A2" office:value-type="string">
            <text:p text:style-name="P14">To write 3</text:p>
          </table:table-cell>
          <table:table-cell table:style-name="Table1.A2" office:value-type="string">
            <text:p text:style-name="P6">adb shell input keyevent <text:span text:style-name="T4">10</text:span> &lt;KEYCODE_<text:span text:style-name="T4">3</text:span>&gt;</text:p>
          </table:table-cell>
          <table:table-cell table:style-name="Table1.C2" office:value-type="string">
            <text:p text:style-name="P21">Type 3</text:p>
          </table:table-cell>
        </table:table-row>
        <table:table-row table:style-name="TableLine94821847376448">
          <table:table-cell table:style-name="Table1.A2" office:value-type="string">
            <text:p text:style-name="P14">To write 4</text:p>
          </table:table-cell>
          <table:table-cell table:style-name="Table1.A2" office:value-type="string">
            <text:p text:style-name="P6">adb shell input keyevent <text:span text:style-name="T4">11</text:span> &lt;KEYCODE_<text:span text:style-name="T4">4</text:span>&gt;</text:p>
          </table:table-cell>
          <table:table-cell table:style-name="Table1.C2" office:value-type="string">
            <text:p text:style-name="P21">Type 4</text:p>
          </table:table-cell>
        </table:table-row>
        <table:table-row table:style-name="TableLine94821847377408">
          <table:table-cell table:style-name="Table1.A2" office:value-type="string">
            <text:p text:style-name="P14">To write 5</text:p>
          </table:table-cell>
          <table:table-cell table:style-name="Table1.A2" office:value-type="string">
            <text:p text:style-name="P6">adb shell input keyevent <text:span text:style-name="T4">12</text:span> &lt;KEYCODE_<text:span text:style-name="T4">5</text:span>&gt;</text:p>
          </table:table-cell>
          <table:table-cell table:style-name="Table1.C2" office:value-type="string">
            <text:p text:style-name="P21">Type 5</text:p>
          </table:table-cell>
        </table:table-row>
        <table:table-row table:style-name="TableLine94821847378368">
          <table:table-cell table:style-name="Table1.A2" office:value-type="string">
            <text:p text:style-name="P14">To write 6</text:p>
          </table:table-cell>
          <table:table-cell table:style-name="Table1.A2" office:value-type="string">
            <text:p text:style-name="P6">adb shell input keyevent <text:span text:style-name="T4">13</text:span> &lt;KEYCODE_<text:span text:style-name="T4">6</text:span>&gt;</text:p>
          </table:table-cell>
          <table:table-cell table:style-name="Table1.C2" office:value-type="string">
            <text:p text:style-name="P21">Type 6</text:p>
          </table:table-cell>
        </table:table-row>
        <table:table-row table:style-name="TableLine94821847379328">
          <table:table-cell table:style-name="Table1.A2" office:value-type="string">
            <text:p text:style-name="P14">To write 7</text:p>
          </table:table-cell>
          <table:table-cell table:style-name="Table1.A2" office:value-type="string">
            <text:p text:style-name="P6">adb shell input keyevent <text:soft-page-break/><text:span text:style-name="T4">14</text:span> &lt;KEYCODE_<text:span text:style-name="T4">7</text:span>&gt;</text:p>
          </table:table-cell>
          <table:table-cell table:style-name="Table1.C2" office:value-type="string">
            <text:p text:style-name="P21">Type 7</text:p>
          </table:table-cell>
        </table:table-row>
        <table:table-row table:style-name="TableLine94821847380288">
          <table:table-cell table:style-name="Table1.A2" office:value-type="string">
            <text:p text:style-name="P14">To write 8</text:p>
          </table:table-cell>
          <table:table-cell table:style-name="Table1.A2" office:value-type="string">
            <text:p text:style-name="P6">adb shell input keyevent <text:span text:style-name="T4">15</text:span> &lt;KEYCODE_<text:span text:style-name="T4">8</text:span>&gt;</text:p>
          </table:table-cell>
          <table:table-cell table:style-name="Table1.C2" office:value-type="string">
            <text:p text:style-name="P21">Type 8</text:p>
          </table:table-cell>
        </table:table-row>
        <table:table-row table:style-name="TableLine94821847381248">
          <table:table-cell table:style-name="Table1.A2" office:value-type="string">
            <text:p text:style-name="P14">To write 9</text:p>
          </table:table-cell>
          <table:table-cell table:style-name="Table1.A2" office:value-type="string">
            <text:p text:style-name="P6">adb shell input keyevent <text:span text:style-name="T4">16</text:span> &lt;KEYCODE_<text:span text:style-name="T4">9</text:span>&gt;</text:p>
          </table:table-cell>
          <table:table-cell table:style-name="Table1.C2" office:value-type="string">
            <text:p text:style-name="P21">Type 9</text:p>
          </table:table-cell>
        </table:table-row>
        <table:table-row table:style-name="TableLine94821847382208">
          <table:table-cell table:style-name="Table1.A2" office:value-type="string">
            <text:p text:style-name="P14">To write *</text:p>
          </table:table-cell>
          <table:table-cell table:style-name="Table1.A2" office:value-type="string">
            <text:p text:style-name="P6">adb shell input keyevent <text:span text:style-name="T4">17</text:span> <text:s/>&lt;KEYCODE_<text:span text:style-name="T4">STAR</text:span>&gt;</text:p>
          </table:table-cell>
          <table:table-cell table:style-name="Table1.C2" office:value-type="string">
            <text:p text:style-name="P21">Type *</text:p>
          </table:table-cell>
        </table:table-row>
        <table:table-row table:style-name="TableLine94821847383168">
          <table:table-cell table:style-name="Table1.A2" office:value-type="string">
            <text:p text:style-name="P14">To write #</text:p>
          </table:table-cell>
          <table:table-cell table:style-name="Table1.A2" office:value-type="string">
            <text:p text:style-name="P6">adb shell input keyevent <text:span text:style-name="T4">18</text:span> <text:s/>&lt;KEYCODE_<text:span text:style-name="T4">POUND</text:span>&gt;</text:p>
          </table:table-cell>
          <table:table-cell table:style-name="Table1.C2" office:value-type="string">
            <text:p text:style-name="P21">Type #</text:p>
          </table:table-cell>
        </table:table-row>
        <table:table-row table:style-name="TableLine94821847384128">
          <table:table-cell table:style-name="Table1.A2" office:value-type="string">
            <text:p text:style-name="P14">When we want to go up in DPAD</text:p>
          </table:table-cell>
          <table:table-cell table:style-name="Table1.A2" office:value-type="string">
            <text:p text:style-name="P6">adb shell input keyevent <text:span text:style-name="T4">19</text:span> <text:s/>&lt;KEYCODE_<text:span text:style-name="T4">DPAD_UP</text:span>&gt;</text:p>
          </table:table-cell>
          <table:table-cell table:style-name="Table1.C2" office:value-type="string">
            <text:p text:style-name="P21">Go up in DPAD(screen) block by block</text:p>
          </table:table-cell>
        </table:table-row>
        <table:table-row table:style-name="TableLine94821847385088">
          <table:table-cell table:style-name="Table1.A2" office:value-type="string">
            <text:p text:style-name="P14">When we want to go down in DPAD</text:p>
          </table:table-cell>
          <table:table-cell table:style-name="Table1.A2" office:value-type="string">
            <text:p text:style-name="P6">adb shell input keyevent <text:span text:style-name="T4">20</text:span> <text:s/>&lt;KEYCODE_<text:span text:style-name="T4">DPAD_DOWN</text:span>&gt;</text:p>
          </table:table-cell>
          <table:table-cell table:style-name="Table1.C2" office:value-type="string">
            <text:p text:style-name="P21">Go down in DPAD(screen) block by block</text:p>
          </table:table-cell>
        </table:table-row>
        <table:table-row table:style-name="TableLine94821847386048">
          <table:table-cell table:style-name="Table1.A2" office:value-type="string">
            <text:p text:style-name="P14">When we want to go left in DPAD</text:p>
          </table:table-cell>
          <table:table-cell table:style-name="Table1.A2" office:value-type="string">
            <text:p text:style-name="P6">adb shell input keyevent <text:span text:style-name="T4">21</text:span> <text:s/>&lt;KEYCODE_<text:span text:style-name="T4">DPAD_LEFT</text:span>&gt;</text:p>
          </table:table-cell>
          <table:table-cell table:style-name="Table1.C2" office:value-type="string">
            <text:p text:style-name="P21">Go left in DPAD(screen) block by block</text:p>
          </table:table-cell>
        </table:table-row>
        <table:table-row table:style-name="TableLine94821847387008">
          <table:table-cell table:style-name="Table1.A2" office:value-type="string">
            <text:p text:style-name="P14">When we want to go right in DPAD</text:p>
          </table:table-cell>
          <table:table-cell table:style-name="Table1.A2" office:value-type="string">
            <text:p text:style-name="P7">adb shell input keyevent <text:span text:style-name="T4">22</text:span> <text:s/>&lt;KEYCODE_<text:span text:style-name="T4">DPAD_RIGHT</text:span>&gt;</text:p>
          </table:table-cell>
          <table:table-cell table:style-name="Table1.C2" office:value-type="string">
            <text:p text:style-name="P21">Go right in DPAD(screen) block by block</text:p>
          </table:table-cell>
        </table:table-row>
        <table:table-row table:style-name="TableLine94821847387968">
          <table:table-cell table:style-name="Table1.A2" office:value-type="string">
            <text:p text:style-name="P14">When we want to go center in DPAD/or to select where DPAD is</text:p>
          </table:table-cell>
          <table:table-cell table:style-name="Table1.A2" office:value-type="string">
            <text:p text:style-name="P7">adb shell input keyevent <text:span text:style-name="T4">2</text:span>3 <text:s/>&lt;KEYCODE_<text:span text:style-name="T4">DPAD_CENTER</text:span>&gt;</text:p>
          </table:table-cell>
          <table:table-cell table:style-name="Table1.C2" office:value-type="string">
            <text:p text:style-name="P21">Select app or option where DPAD is present</text:p>
          </table:table-cell>
        </table:table-row>
        <table:table-row table:style-name="TableLine94821847388928">
          <table:table-cell table:style-name="Table1.A2" office:value-type="string">
            <text:p text:style-name="P14">To increase Volume </text:p>
          </table:table-cell>
          <table:table-cell table:style-name="Table1.A2" office:value-type="string">
            <text:p text:style-name="P8">adb shell input keyevent <text:span text:style-name="T5">24</text:span> &lt;KEYCODE_VOLUME_UP&gt;</text:p>
          </table:table-cell>
          <table:table-cell table:style-name="Table1.C2" office:value-type="string">
            <text:p text:style-name="P21">It will increase volume</text:p>
          </table:table-cell>
        </table:table-row>
        <table:table-row table:style-name="TableLine94821847389888">
          <table:table-cell table:style-name="Table1.A2" office:value-type="string">
            <text:p text:style-name="P14">To decrese Volume</text:p>
          </table:table-cell>
          <table:table-cell table:style-name="Table1.A2" office:value-type="string">
            <text:p text:style-name="P15"><text:span text:style-name="T3">adb shell input keyevent </text:span><text:span text:style-name="T5">25</text:span><text:span text:style-name="T3"> &lt;KEYCODE_VOLUME_</text:span><text:span text:style-name="T5">DOWN</text:span><text:span text:style-name="T3">&gt;</text:span></text:p>
          </table:table-cell>
          <table:table-cell table:style-name="Table1.C2" office:value-type="string">
            <text:p text:style-name="P21">It will decrease volume</text:p>
          </table:table-cell>
        </table:table-row>
        <table:table-row table:style-name="TableLine94821847390848">
          <table:table-cell table:style-name="Table1.A2" office:value-type="string">
            <text:p text:style-name="P14">To use power button /turn on and turn off</text:p>
          </table:table-cell>
          <table:table-cell table:style-name="Table1.A2" office:value-type="string">
            <text:p text:style-name="P6">adb shell input keyevent <text:span text:style-name="T5">26</text:span> &lt;KEYCODE_<text:span text:style-name="T5">POWER</text:span>&gt;</text:p>
          </table:table-cell>
          <table:table-cell table:style-name="Table1.C2" office:value-type="string">
            <text:p text:style-name="P21">It is used to turn on/off screen by using power button</text:p>
          </table:table-cell>
        </table:table-row>
        <table:table-row table:style-name="TableLine94821847391808">
          <table:table-cell table:style-name="Table1.A2" office:value-type="string">
            <text:p text:style-name="P14"/>
            <text:p text:style-name="P14">To Use Camera</text:p>
          </table:table-cell>
          <table:table-cell table:style-name="Table1.A2" office:value-type="string">
            <text:p text:style-name="P12"/>
            <text:p text:style-name="P12"><text:span text:style-name="T3">adb shell input keyevent </text:span><text:span text:style-name="T5">27</text:span><text:span text:style-name="T3"> &lt;KEYCODE_</text:span><text:span text:style-name="T5">CAMERA</text:span><text:span text:style-name="T3">&gt;</text:span></text:p>
          </table:table-cell>
          <table:table-cell table:style-name="Table1.C2" office:value-type="string">
            <text:p text:style-name="P21"/>
            <text:p text:style-name="P45"><text:span text:style-name="T20">It </text:span><text:span text:style-name="T19">capture photo when camera app is open</text:span></text:p>
          </table:table-cell>
        </table:table-row>
        <table:table-row table:style-name="TableLine94821847392768">
          <table:table-cell table:style-name="Table1.A2" office:value-type="string">
            <text:p text:style-name="P14">To clear</text:p>
          </table:table-cell>
          <table:table-cell table:style-name="Table1.A2" office:value-type="string">
            <text:p text:style-name="P8">adb shell input keyevent <text:span text:style-name="T5">28</text:span></text:p>
            <text:p text:style-name="P8"><text:soft-page-break/>&lt;KEYCODE_<text:span text:style-name="T5">CLEAR</text:span>&gt;</text:p>
          </table:table-cell>
          <table:table-cell table:style-name="Table1.C2" office:value-type="string">
            <text:p text:style-name="P22">It perform Clear Command</text:p>
          </table:table-cell>
        </table:table-row>
        <table:table-row table:style-name="TableLine94821847393728">
          <table:table-cell table:style-name="Table1.A2" office:value-type="string">
            <text:p text:style-name="P14">To write characters</text:p>
          </table:table-cell>
          <table:table-cell table:style-name="Table1.A2" office:value-type="string">
            <text:p text:style-name="P6">adb shell input keyevent <text:span text:style-name="T5">&lt;29-54&gt;</text:span> <text:s/>&lt;KEYCODE_<text:span text:style-name="T5">A/Z</text:span>&gt;</text:p>
          </table:table-cell>
          <table:table-cell table:style-name="Table1.C2" office:value-type="string">
            <text:p text:style-name="P22">Write alphabet charcters A-Z</text:p>
          </table:table-cell>
        </table:table-row>
        <table:table-row table:style-name="TableLine94821847394688">
          <table:table-cell table:style-name="Table1.A2" office:value-type="string">
            <text:p text:style-name="P14">To write Comma</text:p>
          </table:table-cell>
          <table:table-cell table:style-name="Table1.A2" office:value-type="string">
            <text:p text:style-name="P6">adb shell input keyevent <text:span text:style-name="T5">55</text:span> &lt;KEYCODE_<text:span text:style-name="T5">COMMA</text:span>&gt;</text:p>
          </table:table-cell>
          <table:table-cell table:style-name="Table1.C2" office:value-type="string">
            <text:p text:style-name="P22">Write ‘,’ comma</text:p>
          </table:table-cell>
        </table:table-row>
        <table:table-row table:style-name="TableLine94821847395648">
          <table:table-cell table:style-name="Table1.A2" office:value-type="string">
            <text:p text:style-name="P14">To <text:span text:style-name="T6">write “.”</text:span></text:p>
          </table:table-cell>
          <table:table-cell table:style-name="Table1.A2" office:value-type="string">
            <text:p text:style-name="P6">adb shell input keyevent <text:span text:style-name="T6">56</text:span> <text:s/>&lt;KEYCODE_<text:span text:style-name="T6">PERIOD</text:span>&gt;</text:p>
          </table:table-cell>
          <table:table-cell table:style-name="Table1.C2" office:value-type="string">
            <text:p text:style-name="P22">Write dot/period</text:p>
          </table:table-cell>
        </table:table-row>
        <table:table-row table:style-name="TableLine94821847396608">
          <table:table-cell table:style-name="Table1.A2" office:value-type="string">
            <text:p text:style-name="P16">To use left alt key</text:p>
          </table:table-cell>
          <table:table-cell table:style-name="Table1.A2" office:value-type="string">
            <text:p text:style-name="P9">adb shell input keyevent <text:span text:style-name="T6">57</text:span> <text:s/>&lt;KEYCODE_ALT_LEFT&gt;</text:p>
          </table:table-cell>
          <table:table-cell table:style-name="Table1.C2" office:value-type="string">
            <text:p text:style-name="P22">Press left alt key in keypad</text:p>
          </table:table-cell>
        </table:table-row>
        <table:table-row table:style-name="TableLine94821847397568">
          <table:table-cell table:style-name="Table1.A2" office:value-type="string">
            <text:p text:style-name="P16">To use right alt key</text:p>
          </table:table-cell>
          <table:table-cell table:style-name="Table1.A2" office:value-type="string">
            <text:p text:style-name="P9">adb shell input keyevent <text:span text:style-name="T6">58</text:span> <text:s/>&lt;KEYCODE_ALT_<text:span text:style-name="T6">RIGHT</text:span>&gt;</text:p>
          </table:table-cell>
          <table:table-cell table:style-name="Table1.C2" office:value-type="string">
            <text:p text:style-name="P22">Press right alt key in keypad</text:p>
          </table:table-cell>
        </table:table-row>
        <table:table-row table:style-name="TableLine94821847398528">
          <table:table-cell table:style-name="Table1.A2" office:value-type="string">
            <text:p text:style-name="P16">To use left shilt key</text:p>
          </table:table-cell>
          <table:table-cell table:style-name="Table1.A2" office:value-type="string">
            <text:p text:style-name="P9">adb shell input keyevent <text:span text:style-name="T6">59</text:span> <text:s/>&lt;KEYCODE_SHIFT_LEFT&gt;</text:p>
          </table:table-cell>
          <table:table-cell table:style-name="Table1.C2" office:value-type="string">
            <text:p text:style-name="P22">Press left shift key in keypad</text:p>
          </table:table-cell>
        </table:table-row>
        <table:table-row table:style-name="TableLine94821847399488">
          <table:table-cell table:style-name="Table1.A2" office:value-type="string">
            <text:p text:style-name="P16">To use right shift key</text:p>
          </table:table-cell>
          <table:table-cell table:style-name="Table1.A2" office:value-type="string">
            <text:p text:style-name="P17"><text:span text:style-name="T3">adb shell input keyevent </text:span><text:span text:style-name="T6">60</text:span><text:span text:style-name="T3"> <text:s/>&lt;KEYCODE_SHIFT_</text:span><text:span text:style-name="T6">RIGHT</text:span><text:span text:style-name="T3">&gt;</text:span></text:p>
          </table:table-cell>
          <table:table-cell table:style-name="Table1.C2" office:value-type="string">
            <text:p text:style-name="P22">Press right shift key in keypad</text:p>
          </table:table-cell>
        </table:table-row>
        <table:table-row table:style-name="TableLine94821847400448">
          <table:table-cell table:style-name="Table1.A2" office:value-type="string">
            <text:p text:style-name="P19">To use tab key in keyborad</text:p>
          </table:table-cell>
          <table:table-cell table:style-name="Table1.A2" office:value-type="string">
            <text:p text:style-name="P6">adb shell input keyevent <text:span text:style-name="T7">61</text:span> <text:s/>&lt;KEYCODE_<text:span text:style-name="T7">TAB</text:span>&gt;</text:p>
          </table:table-cell>
          <table:table-cell table:style-name="Table1.C2" office:value-type="string">
            <text:p text:style-name="P22">Press Tab key in keypad</text:p>
          </table:table-cell>
        </table:table-row>
        <table:table-row table:style-name="TableLine94821847401408">
          <table:table-cell table:style-name="Table1.A2" office:value-type="string">
            <text:p text:style-name="P19">To use space key in keyborad</text:p>
          </table:table-cell>
          <table:table-cell table:style-name="Table1.A2" office:value-type="string">
            <text:p text:style-name="P6">adb shell input keyevent <text:span text:style-name="T7">62</text:span> <text:s/>&lt;KEYCODE_<text:span text:style-name="T7">SPACE</text:span>&gt;</text:p>
          </table:table-cell>
          <table:table-cell table:style-name="Table1.C2" office:value-type="string">
            <text:p text:style-name="P23"><text:span text:style-name="T10">Press </text:span><text:span text:style-name="T11">Space</text:span><text:span text:style-name="T10"> key in keypad</text:span></text:p>
          </table:table-cell>
        </table:table-row>
        <table:table-row table:style-name="TableLine94821847402368">
          <table:table-cell table:style-name="Table1.A2" office:value-type="string">
            <text:p text:style-name="P19">To Enter</text:p>
          </table:table-cell>
          <table:table-cell table:style-name="Table1.A2" office:value-type="string">
            <text:p text:style-name="P12"><text:span text:style-name="T3">adb shell input keyevent </text:span><text:span text:style-name="T7">66</text:span><text:span text:style-name="T3"> <text:s/>&lt;KEYCODE_</text:span><text:span text:style-name="T7">ENTER</text:span><text:span text:style-name="T3">&gt;</text:span></text:p>
          </table:table-cell>
          <table:table-cell table:style-name="Table1.C2" office:value-type="string">
            <text:p text:style-name="P24">Press ENTER key in keypad / select somthing</text:p>
          </table:table-cell>
        </table:table-row>
        <table:table-row table:style-name="TableLine94821847352352">
          <table:table-cell table:style-name="Table1.A2" office:value-type="string">
            <text:p text:style-name="P19">To use backspace</text:p>
          </table:table-cell>
          <table:table-cell table:style-name="Table1.A2" office:value-type="string">
            <text:p text:style-name="P6">adb shell input keyevent <text:span text:style-name="T7">67</text:span> <text:s/>&lt;KEYCODE_<text:span text:style-name="T7">DEL</text:span>&gt;</text:p>
          </table:table-cell>
          <table:table-cell table:style-name="Table1.C2" office:value-type="string">
            <text:p text:style-name="P24">Press Backspace key in keypad</text:p>
          </table:table-cell>
        </table:table-row>
        <table:table-row table:style-name="TableLine94821847406016">
          <table:table-cell table:style-name="Table1.A2" office:value-type="string">
            <text:p text:style-name="P19">To open Menu</text:p>
          </table:table-cell>
          <table:table-cell table:style-name="Table1.A2" office:value-type="string">
            <text:p text:style-name="P12"><text:span text:style-name="T3">adb shell input keyevent </text:span><text:span text:style-name="T7">82</text:span><text:span text:style-name="T3"> <text:s/>&lt;KEYCODE_</text:span><text:span text:style-name="T7">MENU</text:span><text:span text:style-name="T3">&gt;</text:span></text:p>
          </table:table-cell>
          <table:table-cell table:style-name="Table1.C2" office:value-type="string">
            <text:p text:style-name="P24">It open menu bar</text:p>
          </table:table-cell>
        </table:table-row>
        <table:table-row table:style-name="TableLine94821847406976">
          <table:table-cell table:style-name="Table1.A2" office:value-type="string">
            <text:p text:style-name="P19">To open Notification</text:p>
          </table:table-cell>
          <table:table-cell table:style-name="Table1.A2" office:value-type="string">
            <text:p text:style-name="P6">adb shell input keyevent <text:span text:style-name="T7">8</text:span>3 <text:s/>&lt;KEYCODE_<text:span text:style-name="T7">NOTIFICATION</text:span>&gt;</text:p>
          </table:table-cell>
          <table:table-cell table:style-name="Table1.C2" office:value-type="string">
            <text:p text:style-name="P24">It open notification bar (in some device it won’t work)</text:p>
          </table:table-cell>
        </table:table-row>
        <table:table-row table:style-name="TableLine94821847407936">
          <table:table-cell table:style-name="Table1.A2" office:value-type="string">
            <text:p text:style-name="P19">To open search bar </text:p>
          </table:table-cell>
          <table:table-cell table:style-name="Table1.A2" office:value-type="string">
            <text:p text:style-name="P6">adb shell input keyevent <text:span text:style-name="T7">84</text:span> &lt;KEYCODE_<text:span text:style-name="T7">SEARCH</text:span>&gt;</text:p>
          </table:table-cell>
          <table:table-cell table:style-name="Table1.C2" office:value-type="string">
            <text:p text:style-name="P24">It open search bar to search something</text:p>
          </table:table-cell>
        </table:table-row>
        <table:table-row table:style-name="TableLine94821847408896">
          <table:table-cell table:style-name="Table1.A2" office:value-type="string">
            <text:p text:style-name="P19">To pause media on <text:soft-page-break/>device</text:p>
          </table:table-cell>
          <table:table-cell table:style-name="Table1.A2" office:value-type="string">
            <text:p text:style-name="P18"><text:span text:style-name="T3">adb shell input keyevent </text:span><text:soft-page-break/><text:span text:style-name="T7">85</text:span><text:span text:style-name="T3"> <text:s/>&lt;KEYCODE_MEDIA_PLAY_PAUSE&gt;</text:span></text:p>
          </table:table-cell>
          <table:table-cell table:style-name="Table1.C2" office:value-type="string">
            <text:p text:style-name="P24">Pause Media which will play at that time</text:p>
          </table:table-cell>
        </table:table-row>
        <table:table-row table:style-name="TableLine94821847409856">
          <table:table-cell table:style-name="Table1.A2" office:value-type="string">
            <text:p text:style-name="P19">To stop media on device</text:p>
          </table:table-cell>
          <table:table-cell table:style-name="Table1.A2" office:value-type="string">
            <text:p text:style-name="P10">adb shell input keyevent <text:span text:style-name="T8">86</text:span> &lt;KEYCODE_MEDIA_STOP&gt;</text:p>
          </table:table-cell>
          <table:table-cell table:style-name="Table1.C2" office:value-type="string">
            <text:p text:style-name="P24">Stop the media to sun further</text:p>
          </table:table-cell>
        </table:table-row>
        <table:table-row table:style-name="TableLine94821847410816">
          <table:table-cell table:style-name="Table1.A2" office:value-type="string">
            <text:p text:style-name="P19">To play nest media on device</text:p>
          </table:table-cell>
          <table:table-cell table:style-name="Table1.A2" office:value-type="string">
            <text:p text:style-name="P10">adb shell input keyevent <text:span text:style-name="T8">87</text:span> &lt;KEYCODE_<text:span text:style-name="T7">MEDIA_NEXT</text:span>&gt;</text:p>
          </table:table-cell>
          <table:table-cell table:style-name="Table1.C2" office:value-type="string">
            <text:p text:style-name="P24">Play next media file if there is any</text:p>
          </table:table-cell>
        </table:table-row>
        <table:table-row table:style-name="TableLine94821847411776">
          <table:table-cell table:style-name="Table1.A2" office:value-type="string">
            <text:p text:style-name="P19">To play previous media on device</text:p>
          </table:table-cell>
          <table:table-cell table:style-name="Table1.A2" office:value-type="string">
            <text:p text:style-name="P10">adb shell input keyevent <text:span text:style-name="T8">88</text:span> <text:s/>&lt;KEYCODE_MEDIA_PREVIOUS&gt;</text:p>
          </table:table-cell>
          <table:table-cell table:style-name="Table1.C2" office:value-type="string">
            <text:p text:style-name="P20">Play pervious media file if there is any other wise it will play same media file from starting</text:p>
          </table:table-cell>
        </table:table-row>
        <table:table-row table:style-name="TableLine94821847412736">
          <table:table-cell table:style-name="Table1.A2" office:value-type="string">
            <text:p text:style-name="P19">To rewind media on device</text:p>
          </table:table-cell>
          <table:table-cell table:style-name="Table1.A2" office:value-type="string">
            <text:p text:style-name="P10">adb shell input keyevent <text:span text:style-name="T8">89</text:span> <text:s/>&lt;KEYCODE_MEDIA_REWIND&gt;</text:p>
          </table:table-cell>
          <table:table-cell table:style-name="Table1.C2" office:value-type="string">
            <text:p text:style-name="P20">Rewind media</text:p>
          </table:table-cell>
        </table:table-row>
        <table:table-row table:style-name="TableLine94821847413696">
          <table:table-cell table:style-name="Table1.A2" office:value-type="string">
            <text:p text:style-name="P19">To fast forwrd media on device </text:p>
          </table:table-cell>
          <table:table-cell table:style-name="Table1.A2" office:value-type="string">
            <text:p text:style-name="P10">adb shell input keyevent <text:span text:style-name="T8">90</text:span> <text:s/>&lt;KEYCODE_MEDIA_FAST_FORWARD&gt;</text:p>
          </table:table-cell>
          <table:table-cell table:style-name="Table1.C2" office:value-type="string">
            <text:p text:style-name="P20">Fast forward the media which is palying</text:p>
          </table:table-cell>
        </table:table-row>
        <table:table-row table:style-name="TableLine94821847414656">
          <table:table-cell table:style-name="Table1.A2" office:value-type="string">
            <text:p text:style-name="P19">To mute media which is currently playing</text:p>
          </table:table-cell>
          <table:table-cell table:style-name="Table1.A2" office:value-type="string">
            <text:p text:style-name="P6">adb shell input keyevent <text:span text:style-name="T8">91</text:span> <text:s/>&lt;KEYCODE_<text:span text:style-name="T8">MUTE</text:span>&gt;</text:p>
          </table:table-cell>
          <table:table-cell table:style-name="Table1.C2" office:value-type="string">
            <text:p text:style-name="P20">Mute currently playing media file</text:p>
          </table:table-cell>
        </table:table-row>
        <table:table-row table:style-name="TableLine94821847415616">
          <table:table-cell table:style-name="Table1.A2" office:value-type="string">
            <text:p text:style-name="P19">To scroll down page </text:p>
          </table:table-cell>
          <table:table-cell table:style-name="Table1.A2" office:value-type="string">
            <text:p text:style-name="P11">adb shell input keyevent <text:span text:style-name="T8">92</text:span> <text:s/>&lt;KEYCODE_<text:span text:style-name="T8">PAGE_UP</text:span>&gt;</text:p>
          </table:table-cell>
          <table:table-cell table:style-name="Table1.C2" office:value-type="string">
            <text:p text:style-name="P20">Scroll page down</text:p>
          </table:table-cell>
        </table:table-row>
        <table:table-row table:style-name="TableLine94821847416576">
          <table:table-cell table:style-name="Table1.A2" office:value-type="string">
            <text:p text:style-name="P19">To <text:span text:style-name="T9">scroll up page </text:span></text:p>
          </table:table-cell>
          <table:table-cell table:style-name="Table1.A2" office:value-type="string">
            <text:p text:style-name="P6">adb shell input keyevent <text:span text:style-name="T8">9</text:span>3 <text:s/>&lt;KEYCODE_<text:span text:style-name="T8">PAGE_DOWN</text:span>&gt;</text:p>
          </table:table-cell>
          <table:table-cell table:style-name="Table1.C2" office:value-type="string">
            <text:p text:style-name="P36">Scroll page up </text:p>
          </table:table-cell>
        </table:table-row>
        <table:table-row table:style-name="Table1.57">
          <table:table-cell table:style-name="Table1.A2" office:value-type="string">
            <text:p text:style-name="P20">To take screenshot of device</text:p>
          </table:table-cell>
          <table:table-cell table:style-name="Table1.A2" office:value-type="string">
            <text:p text:style-name="P12"><text:span text:style-name="T3">adb shell input keyevent </text:span><text:span text:style-name="T8">120</text:span><text:span text:style-name="T3"> </text:span></text:p>
          </table:table-cell>
          <table:table-cell table:style-name="Table1.C2" office:value-type="string">
            <text:p text:style-name="P20">Take a screenshot of device at that moment and save that in .png format in device</text:p>
          </table:table-cell>
        </table:table-row>
        <table:table-row table:style-name="TableLine94821847418544">
          <table:table-cell table:style-name="Table1.A2" office:value-type="string">
            <text:p text:style-name="P20">To open recent apps</text:p>
          </table:table-cell>
          <table:table-cell table:style-name="Table1.A2" office:value-type="string">
            <text:p text:style-name="P12"><text:span text:style-name="T3">adb shell input keyevent KEYCODE_</text:span><text:span text:style-name="T8">APP_SWITCH</text:span></text:p>
          </table:table-cell>
          <table:table-cell table:style-name="Table1.C2" office:value-type="string">
            <text:p text:style-name="P20">Show all apps that are currently running on device</text:p>
          </table:table-cell>
        </table:table-row>
        <table:table-row table:style-name="TableLine94821847419456">
          <table:table-cell table:style-name="Table1.A2" office:value-type="string">
            <text:p text:style-name="P25"/>
            <text:p text:style-name="P25"/>
            <text:p text:style-name="P25">List of all Packages</text:p>
          </table:table-cell>
          <table:table-cell table:style-name="Table1.A2" office:value-type="string">
            <text:p text:style-name="P25"/>
            <text:p text:style-name="P25"/>
            <text:p text:style-name="P25">adb shell pm list packages &lt;argument&gt;</text:p>
          </table:table-cell>
          <table:table-cell table:style-name="Table1.C2" office:value-type="string">
            <text:p text:style-name="P25">It will list all packages that are installed in our device. Also we can some more arguments in this like:</text:p>
            <text:p text:style-name="P25">-r : list package name and path to that apk</text:p>
            <text:p text:style-name="P25">-3 : show third patry packages that are install in device</text:p>
            <text:p text:style-name="P25">-s : list only sysytem packages</text:p>
            <text:p text:style-name="P25">-u : list packages name + uninstalled packages</text:p>
          </table:table-cell>
        </table:table-row>
        <table:table-row table:style-name="TableLine94821847420416">
          <table:table-cell table:style-name="Table1.A2" office:value-type="string">
            <text:p text:style-name="P26">Package information</text:p>
          </table:table-cell>
          <table:table-cell table:style-name="Table1.A2" office:value-type="string">
            <text:p text:style-name="P26">adb shell dump</text:p>
          </table:table-cell>
          <table:table-cell table:style-name="Table1.C2" office:value-type="string">
            <text:p text:style-name="P26">List all information regrading that package</text:p>
          </table:table-cell>
        </table:table-row>
        <text:soft-page-break/>
        <table:table-row table:style-name="TableLine94821847421376">
          <table:table-cell table:style-name="Table1.A2" office:value-type="string">
            <text:p text:style-name="P26">Path of package</text:p>
          </table:table-cell>
          <table:table-cell table:style-name="Table1.A2" office:value-type="string">
            <text:p text:style-name="P26">adb shell path &lt;package&gt;</text:p>
          </table:table-cell>
          <table:table-cell table:style-name="Table1.C2" office:value-type="string">
            <text:p text:style-name="P26">Return path of any package in device</text:p>
          </table:table-cell>
        </table:table-row>
        <table:table-row table:style-name="TableLine94821847422336">
          <table:table-cell table:style-name="Table1.A2" office:value-type="string">
            <text:p text:style-name="P26">Inforamtion of all packages</text:p>
          </table:table-cell>
          <table:table-cell table:style-name="Table1.A2" office:value-type="string">
            <text:p text:style-name="P26">adb shell dumpsys package packages</text:p>
          </table:table-cell>
          <table:table-cell table:style-name="Table1.C2" office:value-type="string">
            <text:p text:style-name="P26">List all information related to all packages in list</text:p>
          </table:table-cell>
        </table:table-row>
        <table:table-row table:style-name="TableLine94821847423296">
          <table:table-cell table:style-name="Table1.A2" office:value-type="string">
            <text:p text:style-name="P26">To know currently running service</text:p>
          </table:table-cell>
          <table:table-cell table:style-name="Table1.A2" office:value-type="string">
            <text:p text:style-name="P26">adb shell dumpsys</text:p>
          </table:table-cell>
          <table:table-cell table:style-name="Table1.C2" office:value-type="string">
            <text:p text:style-name="P26">List all service that are currently running on your device</text:p>
          </table:table-cell>
        </table:table-row>
        <table:table-row table:style-name="TableLine94821847424256">
          <table:table-cell table:style-name="Table1.A2" office:value-type="string">
            <text:p text:style-name="P26">Set battery level</text:p>
          </table:table-cell>
          <table:table-cell table:style-name="Table1.A2" office:value-type="string">
            <text:p text:style-name="P26">adb shell dumpsys set level &lt;1-100&gt;</text:p>
          </table:table-cell>
          <table:table-cell table:style-name="Table1.C2" office:value-type="string">
            <text:p text:style-name="P26">Set battery percentage to what a value you entered</text:p>
          </table:table-cell>
        </table:table-row>
        <table:table-row table:style-name="TableLine94821847425216">
          <table:table-cell table:style-name="Table1.A2" office:value-type="string">
            <text:p text:style-name="P26">Change status of battery</text:p>
          </table:table-cell>
          <table:table-cell table:style-name="Table1.A2" office:value-type="string">
            <text:p text:style-name="P26">adb shell dumpsys set status</text:p>
          </table:table-cell>
          <table:table-cell table:style-name="Table1.C2" office:value-type="string">
            <text:p text:style-name="P26">It will change status of battery to charging to not charging and vice-versa</text:p>
          </table:table-cell>
        </table:table-row>
        <table:table-row table:style-name="TableLine94821847426176">
          <table:table-cell table:style-name="Table1.A2" office:value-type="string">
            <text:p text:style-name="P26">Reset battery </text:p>
          </table:table-cell>
          <table:table-cell table:style-name="Table1.A2" office:value-type="string">
            <text:p text:style-name="P26">adb shell dumpsys battery reset</text:p>
          </table:table-cell>
          <table:table-cell table:style-name="Table1.C2" office:value-type="string">
            <text:p text:style-name="P26">It will undo all the changes that are made befor </text:p>
          </table:table-cell>
        </table:table-row>
        <table:table-row table:style-name="TableLine94821847427136">
          <table:table-cell table:style-name="Table1.A2" office:value-type="string">
            <text:p text:style-name="P26">USB connection status</text:p>
          </table:table-cell>
          <table:table-cell table:style-name="Table1.A2" office:value-type="string">
            <text:p text:style-name="P26">adb shell sumpsys set usb &lt;0-1&gt;</text:p>
          </table:table-cell>
          <table:table-cell table:style-name="Table1.C2" office:value-type="string">
            <text:p text:style-name="P26">Change <text:span text:style-name="T12">status of USB connection </text:span>to<text:span text:style-name="T12"> ON or OFF</text:span></text:p>
          </table:table-cell>
        </table:table-row>
        <table:table-row table:style-name="TableLine94821847428096">
          <table:table-cell table:style-name="Table1.A2" office:value-type="string">
            <text:p text:style-name="P26">To change window size</text:p>
          </table:table-cell>
          <table:table-cell table:style-name="Table1.A2" office:value-type="string">
            <text:p text:style-name="P26"><text:span text:style-name="T13">a</text:span>db shell wm size WxH</text:p>
          </table:table-cell>
          <table:table-cell table:style-name="Table1.C2" office:value-type="string">
            <text:p text:style-name="P26">It will change the window size with ratio of WxH</text:p>
            <text:p text:style-name="P26">W: width</text:p>
            <text:p text:style-name="P26">H: height</text:p>
          </table:table-cell>
        </table:table-row>
        <table:table-row table:style-name="TableLine94821847429056">
          <table:table-cell table:style-name="Table1.A2" office:value-type="string">
            <text:p text:style-name="P28">Reset window size</text:p>
          </table:table-cell>
          <table:table-cell table:style-name="Table1.A2" office:value-type="string">
            <text:p text:style-name="P28">adb shell wm size reset</text:p>
          </table:table-cell>
          <table:table-cell table:style-name="Table1.C2" office:value-type="string">
            <text:p text:style-name="P28">It will reset window size to its default size</text:p>
          </table:table-cell>
        </table:table-row>
        <table:table-row table:style-name="TableLine94821847430016">
          <table:table-cell table:style-name="Table1.A2" office:value-type="string">
            <text:p text:style-name="P28">Change density of window</text:p>
          </table:table-cell>
          <table:table-cell table:style-name="Table1.A2" office:value-type="string">
            <text:p text:style-name="P28">adb shell wm density &lt;n&gt;</text:p>
          </table:table-cell>
          <table:table-cell table:style-name="Table1.C2" office:value-type="string">
            <text:p text:style-name="P27">It will change the window <text:span text:style-name="T13">density</text:span></text:p>
            <text:p text:style-name="P28">n : number</text:p>
          </table:table-cell>
        </table:table-row>
        <table:table-row table:style-name="TableLine94821847430976">
          <table:table-cell table:style-name="Table1.A2" office:value-type="string">
            <text:p text:style-name="P28">Reset window density</text:p>
          </table:table-cell>
          <table:table-cell table:style-name="Table1.A2" office:value-type="string">
            <text:p text:style-name="P28">adb shell wm density reset</text:p>
          </table:table-cell>
          <table:table-cell table:style-name="Table1.C2" office:value-type="string">
            <text:p text:style-name="P28">It will reset window size to its default size</text:p>
          </table:table-cell>
        </table:table-row>
        <table:table-row table:style-name="TableLine94821847431936">
          <table:table-cell table:style-name="Table1.A2" office:value-type="string">
            <text:p text:style-name="P28">Change Wallpaper</text:p>
          </table:table-cell>
          <table:table-cell table:style-name="Table1.A2" office:value-type="string">
            <text:p text:style-name="P29">adb shell am start \</text:p>
            <text:p text:style-name="P30"><text:span text:style-name="T13">-a and</text:span><text:span text:style-name="Source_20_Text"><text:span text:style-name="T14">roid.intent.action.ATTACH_DAT</text:span></text:span><text:span text:style-name="Source_20_Text"><text:span text:style-name="T15">A \</text:span></text:span></text:p>
            <text:p text:style-name="P30"><text:span text:style-name="Source_20_Text"><text:span text:style-name="T14">-c android.intent.category.DEFAULT \</text:span></text:span></text:p>
            <text:p text:style-name="P1"><text:span text:style-name="Source_20_Text"><text:span text:style-name="T14">-d file:///path/to/my/image/on/device.jpg \</text:span></text:span></text:p>
            <text:p text:style-name="P29"><text:span text:style-name="Source_20_Text"><text:span text:style-name="T14"><text:s/>-t 'image/*' \</text:span></text:span></text:p>
          </table:table-cell>
          <table:table-cell table:style-name="Table1.C2" office:value-type="string">
            <text:p text:style-name="P31">This will change wallpaper of device by given pic</text:p>
          </table:table-cell>
        </table:table-row>
        <table:table-row table:style-name="TableLine94821847432896">
          <table:table-cell table:style-name="Table1.A2" office:value-type="string">
            <text:p text:style-name="P31">Open gallery</text:p>
          </table:table-cell>
          <table:table-cell table:style-name="Table1.A2" office:value-type="string">
            <text:p text:style-name="P31">adb shell am start -a android.intent.action.VIEW</text:p>
          </table:table-cell>
          <table:table-cell table:style-name="Table1.C2" office:value-type="string">
            <text:p text:style-name="P31">This command open gallery in device</text:p>
          </table:table-cell>
        </table:table-row>
        <table:table-row table:style-name="TableLine94821847433856">
          <table:table-cell table:style-name="Table1.A2" office:value-type="string">
            <text:p text:style-name="P31">Swipe command </text:p>
          </table:table-cell>
          <table:table-cell table:style-name="Table1.A2" office:value-type="string">
            <text:p text:style-name="P31">adb shell input swipe &lt;x1&gt;&lt;y1&gt;&lt;x2&gt;&lt;y2&gt;</text:p>
          </table:table-cell>
          <table:table-cell table:style-name="Table1.C2" office:value-type="string">
            <text:p text:style-name="P31">This will swipe screen from (x1,y1) to (x2,y2)</text:p>
          </table:table-cell>
        </table:table-row>
        <table:table-row table:style-name="TableLine94821847434816">
          <table:table-cell table:style-name="Table1.A2" office:value-type="string">
            <text:p text:style-name="P31">Tap command</text:p>
          </table:table-cell>
          <table:table-cell table:style-name="Table1.A2" office:value-type="string">
            <text:p text:style-name="P31">adb shell input tap &lt;x&gt;&lt;y&gt;</text:p>
          </table:table-cell>
          <table:table-cell table:style-name="Table1.C2" office:value-type="string">
            <text:p text:style-name="P31">Tap on (x,y) coordinates</text:p>
          </table:table-cell>
        </table:table-row>
        <table:table-row table:style-name="TableLine94821847435776">
          <table:table-cell table:style-name="Table1.A2" office:value-type="string">
            <text:p text:style-name="P31">Install package</text:p>
          </table:table-cell>
          <table:table-cell table:style-name="Table1.A2" office:value-type="string">
            <text:p text:style-name="P31">sudo adb install &lt;filename&gt;</text:p>
          </table:table-cell>
          <table:table-cell table:style-name="Table1.C2" office:value-type="string">
            <text:p text:style-name="P31">Insatll package in your device (sudo is optional)</text:p>
          </table:table-cell>
        </table:table-row>
        <table:table-row table:style-name="TableLine94821847436736">
          <table:table-cell table:style-name="Table1.A2" office:value-type="string">
            <text:p text:style-name="P31">Uninstall package</text:p>
          </table:table-cell>
          <table:table-cell table:style-name="Table1.A2" office:value-type="string">
            <text:p text:style-name="P31">sudo adb uninstall &lt;package name&gt;</text:p>
          </table:table-cell>
          <table:table-cell table:style-name="Table1.C2" office:value-type="string">
            <text:p text:style-name="P31">This will uninstall any package (to find out package use “adb shell pm list package-3”)</text:p>
          </table:table-cell>
        </table:table-row>
        <table:table-row table:style-name="TableLine94821847437696">
          <table:table-cell table:style-name="Table1.A2" office:value-type="string">
            <text:p text:style-name="P32">Notification bar</text:p>
          </table:table-cell>
          <table:table-cell table:style-name="Table1.A2" office:value-type="string">
            <text:list xml:id="list2363378047" text:style-name="L1">
              <text:list-item>
                <text:p text:style-name="P38">adb shell cmd statusbar expand-notifications</text:p>
              </text:list-item>
              <text:list-item>
                <text:p text:style-name="P39"><text:span text:style-name="T17">adb shell cmd </text:span><text:soft-page-break/><text:span text:style-name="T17">statusbar expand-</text:span><text:span text:style-name="T16">settings</text:span></text:p>
              </text:list-item>
              <text:list-item>
                <text:p text:style-name="P40">adb shell cmd statusbar collapse</text:p>
              </text:list-item>
            </text:list>
          </table:table-cell>
          <table:table-cell table:style-name="Table1.C2" office:value-type="string">
            <text:p text:style-name="P32">a. This will show notification bar</text:p>
            <text:p text:style-name="P32">b. Expend notification bar</text:p>
            <text:p text:style-name="P32">c. Close / collapse notification bar</text:p>
          </table:table-cell>
        </table:table-row>
        <table:table-row table:style-name="TableLine94821847438656">
          <table:table-cell table:style-name="Table1.A2" office:value-type="string">
            <text:p text:style-name="P33">Device Settings</text:p>
          </table:table-cell>
          <table:table-cell table:style-name="Table1.A2" office:value-type="string">
            <text:p text:style-name="P6">adb shell am start -a android.settings.SETTINGS</text:p>
          </table:table-cell>
          <table:table-cell table:style-name="Table1.C2" office:value-type="string">
            <text:p text:style-name="P34">To open device settings</text:p>
            <text:p text:style-name="P34"/>
            <text:p text:style-name="P34"/>
          </table:table-cell>
        </table:table-row>
        <table:table-row table:style-name="TableLine94821847438656">
          <table:table-cell table:style-name="Table1.A2" office:value-type="string">
            <text:p text:style-name="P43">Open Camrea</text:p>
          </table:table-cell>
          <table:table-cell table:style-name="Table1.A2" office:value-type="string">
            <text:p text:style-name="P6">adb am start -a android.media.action.STILL_IMAGE_CAMERA</text:p>
          </table:table-cell>
          <table:table-cell table:style-name="Table1.C2" office:value-type="string">
            <text:p text:style-name="P43">Open Camera app </text:p>
            <text:p text:style-name="P44"><text:span text:style-name="T18">// To capture photo use command keyevent 27 or KEYCODE_CAMER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1:00:34.026926870</meta:creation-date>
    <dc:date>2021-10-11T12:47:32.908719112</dc:date>
    <meta:editing-duration>PT2H21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6" meta:paragraph-count="263" meta:word-count="1427" meta:character-count="8241" meta:non-whitespace-character-count="7031"/>
  </office:meta>
</office:document-meta>
</file>